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Definition.getFormDefini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idgetDefinition.addValidator( WidgetValidator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Definition.generateDisplayData(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WidgetDefinition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setParent( 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setDisplayData( Map display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nerateLabel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setI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se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.generateDisplayData( String name , ContentHandler contentHandl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WidgetDefinition.validate( Widget widget , Form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